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2000000A915BBC2CD54F33EBB.jpg" manifest:media-type="image/jpeg"/>
  <manifest:file-entry manifest:full-path="Pictures/100002010000037A00000357BB1C0DB62D26018F.png" manifest:media-type="image/png"/>
  <manifest:file-entry manifest:full-path="Pictures/10000000000003EE000006DABC1AA5E9563760FB.jpg" manifest:media-type="image/jpeg"/>
  <manifest:file-entry manifest:full-path="Pictures/10000201000001DD000001659FF4D672DC3406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9cm" svg:height="4.47cm" svg:x="3.857cm" svg:y="7.032cm">
          <draw:image xlink:href="Pictures/10000000000000B2000000A915BBC2CD54F33EBB.jpg" xlink:type="simple" xlink:show="embed" xlink:actuate="onLoad" draw:mime-type="image/jpeg">
            <text:p/>
          </draw:image>
        </draw:frame>
        <draw:frame draw:style-name="gr1" draw:text-style-name="P1" draw:layer="layout" svg:width="2.997cm" svg:height="5.207cm" svg:x="9.386cm" svg:y="9.372cm">
          <draw:image xlink:href="Pictures/10000000000003EE000006DABC1AA5E9563760FB.jpg" xlink:type="simple" xlink:show="embed" xlink:actuate="onLoad" draw:mime-type="image/jpeg">
            <text:p/>
          </draw:image>
        </draw:frame>
        <draw:frame draw:style-name="gr1" draw:text-style-name="P1" draw:layer="layout" svg:width="5.94cm" svg:height="4.445cm" svg:x="9.437cm" svg:y="4.61cm">
          <draw:image xlink:href="Pictures/10000201000001DD000001659FF4D672DC3406FA.png" xlink:type="simple" xlink:show="embed" xlink:actuate="onLoad" draw:mime-type="image/png">
            <text:p/>
          </draw:image>
        </draw:frame>
        <draw:line draw:style-name="gr2" draw:text-style-name="P2" draw:layer="layout" svg:x1="8.62cm" svg:y1="8.302cm" svg:x2="9.255cm" svg:y2="7.667cm">
          <text:p/>
        </draw:line>
        <draw:line draw:style-name="gr2" draw:text-style-name="P2" draw:layer="layout" svg:x1="8.62cm" svg:y1="9.89cm" svg:x2="9.255cm" svg:y2="10.525cm">
          <text:p/>
        </draw:line>
        <draw:line draw:style-name="gr2" draw:text-style-name="P2" draw:layer="layout" svg:x1="15.505cm" svg:y1="6.832cm" svg:x2="16.775cm" svg:y2="6.832cm">
          <text:p/>
        </draw:line>
        <draw:frame draw:style-name="gr3" draw:text-style-name="P3" draw:layer="layout" svg:width="3.81cm" svg:height="1.673cm" svg:x="16.775cm" svg:y="5.996cm">
          <draw:text-box>
            <text:p text:style-name="P1">Examiner Conclusion</text:p>
          </draw:text-box>
        </draw:frame>
        <draw:line draw:style-name="gr2" draw:text-style-name="P2" draw:layer="layout" svg:x1="12.547cm" svg:y1="11.975cm" svg:x2="13.817cm" svg:y2="11.975cm">
          <text:p/>
        </draw:line>
        <draw:frame draw:style-name="gr1" draw:text-style-name="P1" draw:layer="layout" svg:width="4.67cm" svg:height="4.486cm" svg:x="13.91cm" svg:y="9.732cm">
          <draw:image xlink:href="Pictures/100002010000037A00000357BB1C0DB62D26018F.png" xlink:type="simple" xlink:show="embed" xlink:actuate="onLoad" draw:mime-type="image/png">
            <text:p/>
          </draw:image>
        </draw:frame>
        <draw:line draw:style-name="gr2" draw:text-style-name="P2" draw:layer="layout" svg:x1="18.797cm" svg:y1="11.975cm" svg:x2="20.067cm" svg:y2="11.975cm">
          <text:p/>
        </draw:line>
        <draw:frame draw:style-name="gr4" draw:text-style-name="P3" draw:layer="layout" svg:width="2.54cm" svg:height="1.673cm" svg:x="20.085cm" svg:y="11.139cm">
          <draw:text-box>
            <text:p text:style-name="P1">ACES Scor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0T16:50:29.792000000</meta:creation-date>
    <dc:date>2022-12-20T17:24:01.377000000</dc:date>
    <meta:editing-duration>PT2M50S</meta:editing-duration>
    <meta:editing-cycles>1</meta:editing-cycles>
    <meta:document-statistic meta:object-count="11"/>
    <meta:generator>LibreOffice/7.1.2.2$Windows_X86_64 LibreOffice_project/8a45595d069ef5570103caea1b71cc9d82b2aae4</meta:generator>
  </office:meta>
</office:document-meta>
</file>